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508610000571C000016E42699435701C14526.svg" manifest:media-type="image/svg+xml"/>
  <manifest:file-entry manifest:full-path="Pictures/100000010000034C000000DEB71336A51F34CD78.png" manifest:media-type="image/png"/>
  <manifest:file-entry manifest:full-path="Pictures/100429F100005736000016FEF077982CC3A6B5F8.svg" manifest:media-type="image/svg+xml"/>
  <manifest:file-entry manifest:full-path="Pictures/100000010000034C000000DEAE90B6BD4FB27AAB.png" manifest:media-type="image/png"/>
  <manifest:file-entry manifest:full-path="Pictures/100000010000034B000000DDF999CB22ED02A18D.png" manifest:media-type="image/png"/>
  <manifest:file-entry manifest:full-path="Pictures/1004BC9900005736000016FE70B7C1265C854F6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Billede1" text:anchor-type="char" svg:x="0cm" svg:y="0.056cm" svg:width="22.326cm" svg:height="5.886cm" draw:z-index="0"><draw:image xlink:href="Pictures/1004BC9900005736000016FE70B7C1265C854F64.svg" xlink:type="simple" xlink:show="embed" xlink:actuate="onLoad" draw:mime-type="image/svg+xml"/><draw:image xlink:href="Pictures/100000010000034C000000DEAE90B6BD4FB27AAB.png" xlink:type="simple" xlink:show="embed" xlink:actuate="onLoad" draw:mime-type="image/png"/></draw:frame><draw:frame draw:style-name="fr2" draw:name="Billede2" text:anchor-type="char" svg:y="6.297cm" svg:width="22.326cm" svg:height="5.886cm" draw:z-index="1"><draw:image xlink:href="Pictures/100429F100005736000016FEF077982CC3A6B5F8.svg" xlink:type="simple" xlink:show="embed" xlink:actuate="onLoad" draw:mime-type="image/svg+xml"/><draw:image xlink:href="Pictures/100000010000034C000000DEB71336A51F34CD78.png" xlink:type="simple" xlink:show="embed" xlink:actuate="onLoad" draw:mime-type="image/png"/></draw:frame><draw:frame draw:style-name="fr1" draw:name="Billede3" text:anchor-type="char" svg:x="0.03cm" svg:y="12.591cm" svg:width="22.301cm" svg:height="5.86cm" draw:z-index="2"><draw:image xlink:href="Pictures/100508610000571C000016E42699435701C14526.svg" xlink:type="simple" xlink:show="embed" xlink:actuate="onLoad" draw:mime-type="image/svg+xml"/><draw:image xlink:href="Pictures/100000010000034B000000DDF999CB22ED02A1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7:22:48.816272706</meta:creation-date>
    <meta:print-date>2023-11-11T20:40:53.250305380</meta:print-date>
    <dc:date>2023-11-11T20:50:22.499686797</dc:date>
    <meta:editing-duration>PT7M13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